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6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5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5.6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5.6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0625in"/>
    </style:style>
    <style:style style:name="Table5.B" style:family="table-column">
      <style:table-column-properties style:column-width="5.635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5.635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P1" style:family="paragraph" style:parent-style-name="Standard">
      <style:paragraph-properties fo:margin-left="0in" fo:margin-right="0in" style:line-height-at-least="0.1772in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189in" fo:text-align="start" style:justify-single-word="false" fo:text-indent="0in" style:auto-text-indent="false"/>
      <style:text-properties fo:font-variant="normal" fo:text-transform="none" fo:color="#1d1f22" style:font-name="Helvetica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style:line-height-at-least="0.2189in" fo:text-align="start" style:justify-single-word="false" fo:text-indent="0in" style:auto-text-indent="false"/>
    </style:style>
    <style:style style:name="P4" style:family="paragraph" style:parent-style-name="Table_20_Contents">
      <style:text-properties officeooo:rsid="0020cac6" officeooo:paragraph-rsid="0020cac6"/>
    </style:style>
    <style:style style:name="P5" style:family="paragraph" style:parent-style-name="Table_20_Contents">
      <style:paragraph-properties fo:margin-left="0in" fo:margin-right="0in" style:line-height-at-least="0.2189in" fo:text-align="start" style:justify-single-word="false" fo:text-indent="0in" style:auto-text-indent="false"/>
    </style:style>
    <style:style style:name="P6" style:family="paragraph" style:parent-style-name="Table_20_Contents">
      <style:paragraph-properties fo:margin-left="0in" fo:margin-right="0in" style:line-height-at-least="0.2189in" fo:text-align="start" style:justify-single-word="false" fo:text-indent="0in" style:auto-text-indent="false"/>
      <style:text-properties fo:font-variant="normal" fo:text-transform="none" fo:color="#1d1f22" style:font-name="Helvetica" fo:font-size="10.5pt" fo:letter-spacing="normal" fo:font-style="normal" fo:font-weight="normal"/>
    </style:style>
    <style:style style:name="P7" style:family="paragraph" style:parent-style-name="Quotations">
      <style:paragraph-properties fo:margin-left="0.3937in" fo:margin-right="0.3937in" style:line-height-at-least="0.2189in" fo:text-align="start" style:justify-single-word="false" fo:text-indent="0in" style:auto-text-indent="false"/>
    </style:style>
    <style:style style:name="P8" style:family="paragraph" style:parent-style-name="Quotations" style:list-style-name="L1">
      <style:paragraph-properties fo:margin-left="0.3937in" fo:margin-right="0.3937in" fo:margin-top="0in" fo:margin-bottom="0in" style:contextual-spacing="false" style:line-height-at-least="0.2189in" fo:text-align="start" style:justify-single-word="false" fo:text-indent="0in" style:auto-text-indent="false" fo:padding="0in" fo:border="none"/>
    </style:style>
    <style:style style:name="P9" style:family="paragraph" style:parent-style-name="Quotations" style:list-style-name="L1">
      <style:paragraph-properties fo:margin-top="0in" fo:margin-bottom="0in" style:contextual-spacing="false" style:line-height-at-least="0.2189in" fo:text-align="start" style:justify-single-word="false" fo:padding="0in" fo:border="none"/>
    </style:style>
    <style:style style:name="T1" style:family="text">
      <style:text-properties fo:font-variant="normal" fo:text-transform="none" fo:color="#222222" style:font-name="Helvetica" fo:font-size="10.5pt" fo:letter-spacing="normal" fo:font-style="italic" fo:font-weight="normal"/>
    </style:style>
    <style:style style:name="T2" style:family="text">
      <style:text-properties fo:font-variant="normal" fo:text-transform="none" fo:color="#222222" style:font-name="Helvetica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Helvetica" fo:font-size="14pt" fo:letter-spacing="normal" fo:font-style="normal" fo:font-weight="normal"/>
    </style:style>
    <style:style style:name="T4" style:family="text">
      <style:text-properties fo:font-variant="normal" fo:text-transform="none" fo:color="#222222" style:font-name="monospace" fo:letter-spacing="normal" fo:font-style="normal" fo:font-weight="normal"/>
    </style:style>
    <style:style style:name="T5" style:family="text">
      <style:text-properties fo:font-variant="normal" fo:text-transform="none" fo:color="#222222" style:font-name="monospace" fo:letter-spacing="normal" fo:font-style="normal" fo:font-weight="bold"/>
    </style:style>
    <style:style style:name="T6" style:family="text">
      <style:text-properties fo:font-variant="normal" fo:text-transform="none" fo:color="#222222" style:font-name="monospace" fo:font-size="10.5pt" fo:letter-spacing="normal" fo:font-style="normal" fo:font-weight="normal" fo:background-color="#ecf0f3" loext:char-shading-value="0"/>
    </style:style>
    <style:style style:name="T7" style:family="text">
      <style:text-properties fo:font-variant="normal" fo:text-transform="none" fo:color="#1d1f22" style:font-name="Helvetica" fo:font-size="10.5pt" fo:letter-spacing="normal" fo:font-style="normal" fo:font-weight="bold"/>
    </style:style>
    <style:style style:name="T8" style:family="text">
      <style:text-properties fo:font-variant="normal" fo:text-transform="none" fo:color="#1d1f22" style:font-name="Helvetica" fo:font-size="10.5pt" fo:letter-spacing="normal" fo:font-style="normal" fo:font-weight="normal"/>
    </style:style>
    <style:style style:name="T9" style:family="text">
      <style:text-properties fo:font-variant="normal" fo:text-transform="none" fo:color="#1d1f22" fo:letter-spacing="normal"/>
    </style:style>
    <style:style style:name="T10" style:family="text">
      <style:text-properties style:font-name="Helvetica" fo:font-size="10.5pt" fo:font-style="normal" fo:font-weight="normal"/>
    </style:style>
    <style:style style:name="T11" style:family="text">
      <style:text-properties officeooo:rsid="005ea529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1">class </text:span></text:span><text:span text:style-name="Teletype"><text:span text:style-name="T4">sklearn.svm.</text:span></text:span><text:span text:style-name="Teletype"><text:span text:style-name="T5">SVC</text:span></text:span><text:span text:style-name="T3">(</text:span><text:span text:style-name="Emphasis"><text:span text:style-name="T1">C=1.0</text:span></text:span><text:span text:style-name="T2">, </text:span><text:span text:style-name="Emphasis"><text:span text:style-name="T1">kernel='rbf'</text:span></text:span><text:span text:style-name="T2">, </text:span><text:span text:style-name="Emphasis"><text:span text:style-name="T1">degree=3</text:span></text:span><text:span text:style-name="T2">, </text:span><text:span text:style-name="Emphasis"><text:span text:style-name="T1">gamma=0.0</text:span></text:span><text:span text:style-name="T2">, </text:span><text:span text:style-name="Emphasis"><text:span text:style-name="T1">coef0=0.0</text:span></text:span><text:span text:style-name="T2">, </text:span><text:span text:style-name="Emphasis"><text:span text:style-name="T1">shrinking=True</text:span></text:span><text:span text:style-name="T2">, </text:span><text:span text:style-name="Emphasis"><text:span text:style-name="T1">probability=False</text:span></text:span><text:span text:style-name="T2">,</text:span><text:span text:style-name="Emphasis"><text:span text:style-name="T1">tol=0.001</text:span></text:span><text:span text:style-name="T2">, </text:span><text:span text:style-name="Emphasis"><text:span text:style-name="T1">cache_size=200</text:span></text:span><text:span text:style-name="T2">, </text:span><text:span text:style-name="Emphasis"><text:span text:style-name="T1">class_weight=None</text:span></text:span><text:span text:style-name="T2">, </text:span><text:span text:style-name="Emphasis"><text:span text:style-name="T1">verbose=False</text:span></text:span><text:span text:style-name="T2">, </text:span><text:span text:style-name="Emphasis"><text:span text:style-name="T1">max_iter=-1</text:span></text:span><text:span text:style-name="T2">, </text:span><text:span text:style-name="Emphasis"><text:span text:style-name="T1">random_state=None</text:span></text:span><text:span text:style-name="T3">)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Strong_20_Emphasis"><text:span text:style-name="T7">C</text:span></text:span></text:p>
          </table:table-cell>
          <table:table-cell table:style-name="Table1.B1" office:value-type="string">
            <text:p text:style-name="P3"><text:span text:style-name="T8">float, optional (default=1.0) Penalty parameter C of the error term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kernel</text:span></text:span></text:p>
          </table:table-cell>
          <table:table-cell table:style-name="Table1.B2" office:value-type="string">
            <text:p text:style-name="P3"><text:span text:style-name="T8">string, optional (default=’rbf’) Specifies the kernel type to be used in the algorithm. It must be one of ‘linear’, ‘poly’, ‘rbf’, ‘sigmoid’, ‘precomputed’ or a callable. If none is given, ‘rbf’ will be used. If a callable is given it is used to precompute the kernel matrix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degree</text:span></text:span></text:p>
          </table:table-cell>
          <table:table-cell table:style-name="Table1.B2" office:value-type="string">
            <text:p text:style-name="P3"><text:span text:style-name="T8">int, optional (default=3) Degree of the polynomial kernel function (‘poly’). Ignored by all other kernels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gamma</text:span></text:span></text:p>
          </table:table-cell>
          <table:table-cell table:style-name="Table1.B2" office:value-type="string">
            <text:p text:style-name="P3"><text:span text:style-name="T8">float, optional (default=0.0) Kernel coefficient for ‘rbf’, ‘poly’ and ‘sigmoid’. If gamma is 0.0 then 1/n_features will be used instead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coef0</text:span></text:span></text:p>
          </table:table-cell>
          <table:table-cell table:style-name="Table1.B2" office:value-type="string">
            <text:p text:style-name="P3"><text:span text:style-name="T8">float, optional (default=0.0) Independent term in kernel function. It is only significant in ‘poly’ and ‘sigmoid’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shrinking</text:span></text:span></text:p>
          </table:table-cell>
          <table:table-cell table:style-name="Table1.B2" office:value-type="string">
            <text:p text:style-name="P5"><text:span text:style-name="Strong_20_Emphasis"><text:span text:style-name="T7">boolean, optional (default=True), </text:span></text:span><text:span text:style-name="T8">Whether to use the shrinking heuristic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probability</text:span></text:span></text:p>
          </table:table-cell>
          <table:table-cell table:style-name="Table1.B2" office:value-type="string">
            <text:p text:style-name="P5"><text:span text:style-name="Strong_20_Emphasis"><text:span text:style-name="T7">boolean, optional (default=False), </text:span></text:span><text:span text:style-name="T8">Whether to enable probability estimates. This must be enabled prior to calling </text:span><text:span text:style-name="Citation"><text:span text:style-name="T8">fit</text:span></text:span><text:span text:style-name="T8">, and will slow down that method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tol</text:span></text:span></text:p>
          </table:table-cell>
          <table:table-cell table:style-name="Table1.B2" office:value-type="string">
            <text:p text:style-name="P3"><text:span text:style-name="T8">float, optional (default=1e-3) Tolerance for stopping criterion.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cache_size</text:span></text:span></text:p>
          </table:table-cell>
          <table:table-cell table:style-name="Table1.B2" office:value-type="string">
            <text:p text:style-name="P3"><text:span text:style-name="T8">float, optional, Specify the size of the kernel cache (in MB)</text:span>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class_weight</text:span></text:span></text:p>
          </table:table-cell>
          <table:table-cell table:style-name="Table1.B2" office:value-type="string">
            <text:p text:style-name="P6">{dict, ‘auto’}, optional, Set the parameter C of class i to class_weight[i]*C for SVC. If not given, all classes are supposed to have weight one. The ‘auto’ mode uses the values of y to automatically adjust weights inversely proportional to class frequencies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verbose</text:span></text:span></text:p>
          </table:table-cell>
          <table:table-cell table:style-name="Table1.B2" office:value-type="string">
            <text:p text:style-name="P6">bool, default: False, Enable verbose output. Note that this setting takes advantage of a per-process runtime setting in libsvm that, if enabled, may not work properly in a multithreaded context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max_iter</text:span></text:span></text:p>
          </table:table-cell>
          <table:table-cell table:style-name="Table1.B2" office:value-type="string">
            <text:p text:style-name="P6">int, optional (default=-1), Hard limit on iterations within solver, or -1 for no limit.</text:p>
          </table:table-cell>
        </table:table-row>
        <table:table-row>
          <table:table-cell table:style-name="Table1.A2" office:value-type="string">
            <text:p text:style-name="P5"><text:span text:style-name="Strong_20_Emphasis"><text:span text:style-name="T7">random_state</text:span></text:span></text:p>
          </table:table-cell>
          <table:table-cell table:style-name="Table1.B2" office:value-type="string">
            <text:p text:style-name="P3"><text:span text:style-name="T8">int seed, RandomState instance, or None (default). The seed of the pseudo random number generator to use when shuffling the data for probability estimation.</text:span></text:p>
          </table:table-cell>
        </table:table-row>
      </table:table>
      <text:p text:style-name="P1"/>
      <text:p text:style-name="P1"><text:span text:style-name="Teletype"><text:span text:style-name="T4">sklearn.svm.libsvm.</text:span></text:span><text:span text:style-name="Teletype"><text:span text:style-name="T5">fit</text:span></text:span><text:span text:style-name="T3">(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Strong_20_Emphasis"><text:span text:style-name="T7">X</text:span></text:span></text:p>
          </table:table-cell>
          <table:table-cell table:style-name="Table2.B1" office:value-type="string">
            <text:p text:style-name="P6">array-like, dtype=float64, size=[n_samples, n_features]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7">Y</text:span></text:span></text:p>
          </table:table-cell>
          <table:table-cell table:style-name="Table2.B2" office:value-type="string">
            <text:p text:style-name="P3"><text:span text:style-name="T8">array, dtype=float64, size=[n_samples] , target vector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7">svm_type</text:span></text:span></text:p>
          </table:table-cell>
          <table:table-cell table:style-name="Table2.B2" office:value-type="string">
            <text:p text:style-name="P3"><text:span text:style-name="T8">{0, 1, 2, 3, 4}, optional. Type of SVM: C_SVC, NuSVC, OneClassSVM, EpsilonSVR or NuSVR respectively. 0 by default.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7">kernel</text:span></text:span></text:p>
          </table:table-cell>
          <table:table-cell table:style-name="Table2.B2" office:value-type="string">
            <text:p text:style-name="P3"><text:span text:style-name="T8">{‘linear’, ‘rbf’, ‘poly’, ‘sigmoid’, ‘precomputed’}, optional. Kernel to use in the model: </text:span><text:soft-page-break/><text:span text:style-name="T8">linear, polynomial, RBF, sigmoid or precomputed. ‘rbf’ by default.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7">degree</text:span></text:span></text:p>
          </table:table-cell>
          <table:table-cell table:style-name="Table2.B2" office:value-type="string">
            <text:p text:style-name="P3"><text:span text:style-name="T8">int32, optional. Degree of the polynomial kernel (only relevant if kernel is set to polynomial), 3 by default.</text:span></text:p>
          </table:table-cell>
        </table:table-row>
        <table:table-row>
          <table:table-cell table:style-name="Table2.A2" office:value-type="string">
            <text:p text:style-name="P5"><text:span text:style-name="Strong_20_Emphasis"><text:span text:style-name="T7">gamma</text:span></text:span></text:p>
          </table:table-cell>
          <table:table-cell table:style-name="Table2.B2" office:value-type="string">
            <text:p text:style-name="P3"><text:span text:style-name="T8">float64, optional. Gamma parameter in RBF kernel (only relevant if kernel is set to RBF). 0.1 by default.</text:span></text:p>
          </table:table-cell>
        </table:table-row>
      </table:table>
      <text:p text:style-name="P1"/>
      <text:p text:style-name="P1"><text:span text:style-name="Teletype"><text:span text:style-name="T4">sklearn.svm.libsvm.</text:span></text:span><text:span text:style-name="Teletype"><text:span text:style-name="T5">predict</text:span></text:span><text:span text:style-name="T3">(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<text:span text:style-name="Strong_20_Emphasis"><text:span text:style-name="T7">X</text:span></text:span></text:p>
          </table:table-cell>
          <table:table-cell table:style-name="Table3.B1" office:value-type="string">
            <text:p text:style-name="P5"><text:span text:style-name="Strong_20_Emphasis"><text:span text:style-name="T7">array-like, dtype=float, size=[n_samples, n_features]</text:span>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7">svm_type</text:span></text:span></text:p>
          </table:table-cell>
          <table:table-cell table:style-name="Table3.B2" office:value-type="string">
            <text:p text:style-name="P3"><text:span text:style-name="T8">{0, 1, 2, 3, 4} Type of SVM: C SVC, nu SVC, one class, epsilon SVR, nu SVR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7">kernel</text:span></text:span></text:p>
          </table:table-cell>
          <table:table-cell table:style-name="Table3.B2" office:value-type="string">
            <text:p text:style-name="P3"><text:span text:style-name="T8">{‘linear’, ‘rbf’, ‘poly’, ‘sigmoid’, ‘precomputed’} Type of kernel.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7">degree</text:span></text:span></text:p>
          </table:table-cell>
          <table:table-cell table:style-name="Table3.B2" office:value-type="string">
            <text:p text:style-name="P3"><text:span text:style-name="T8">Int. Degree of the polynomial kernel.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7">gamma</text:span></text:span></text:p>
          </table:table-cell>
          <table:table-cell table:style-name="Table3.B2" office:value-type="string">
            <text:p text:style-name="P3"><text:span text:style-name="T8">Float. Gamma parameter in RBF kernel.</text:span></text:p>
          </table:table-cell>
        </table:table-row>
        <table:table-row>
          <table:table-cell table:style-name="Table3.A2" office:value-type="string">
            <text:p text:style-name="P5"><text:span text:style-name="Strong_20_Emphasis"><text:span text:style-name="T7">coef0</text:span></text:span></text:p>
          </table:table-cell>
          <table:table-cell table:style-name="Table3.B2" office:value-type="string">
            <text:p text:style-name="P3"><text:span text:style-name="T8">Float. Independent parameter in poly/sigmoid kernel.</text:span></text:p>
          </table:table-cell>
        </table:table-row>
      </table:table>
      <text:p text:style-name="P1"/>
      <text:p text:style-name="P1"/>
      <text:p text:style-name="P1"><text:span text:style-name="Emphasis"><text:span text:style-name="T1">class </text:span></text:span><text:span text:style-name="Teletype"><text:span text:style-name="T4">sklearn.ensemble.</text:span></text:span><text:span text:style-name="Teletype"><text:span text:style-name="T5">RandomForestClassifier</text:span></text:span><text:span text:style-name="T3">(</text:span><text:span text:style-name="Emphasis"><text:span text:style-name="T1">n_estimators=10</text:span></text:span><text:span text:style-name="T2">, </text:span><text:span text:style-name="Emphasis"><text:span text:style-name="T1">criterion='gini'</text:span></text:span><text:span text:style-name="T2">, </text:span><text:span text:style-name="Emphasis"><text:span text:style-name="T1">max_depth=None</text:span></text:span><text:span text:style-name="T2">,</text:span><text:span text:style-name="Emphasis"><text:span text:style-name="T1">min_samples_split=2</text:span></text:span><text:span text:style-name="T2">, </text:span><text:span text:style-name="Emphasis"><text:span text:style-name="T1">min_samples_leaf=1</text:span></text:span><text:span text:style-name="T2">, </text:span><text:span text:style-name="Emphasis"><text:span text:style-name="T1">max_features='auto'</text:span></text:span><text:span text:style-name="T2">, </text:span><text:span text:style-name="Emphasis"><text:span text:style-name="T1">max_leaf_nodes=None</text:span></text:span><text:span text:style-name="T2">, </text:span><text:span text:style-name="Emphasis"><text:span text:style-name="T1">bootstrap=True</text:span></text:span><text:span text:style-name="T2">,</text:span><text:span text:style-name="Emphasis"><text:span text:style-name="T1">oob_score=False</text:span></text:span><text:span text:style-name="T2">, </text:span><text:span text:style-name="Emphasis"><text:span text:style-name="T1">n_jobs=1</text:span></text:span><text:span text:style-name="T2">, </text:span><text:span text:style-name="Emphasis"><text:span text:style-name="T1">random_state=None</text:span></text:span><text:span text:style-name="T2">, </text:span><text:span text:style-name="Emphasis"><text:span text:style-name="T1">verbose=0</text:span></text:span><text:span text:style-name="T2">, </text:span><text:span text:style-name="Emphasis"><text:span text:style-name="T1">min_density=None</text:span></text:span><text:span text:style-name="T2">, </text:span><text:span text:style-name="Emphasis"><text:span text:style-name="T1">compute_importances=None</text:span></text:span><text:span text:style-name="T3">)</text:span>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Strong_20_Emphasis"><text:span text:style-name="T7">n_estimators</text:span></text:span></text:p>
          </table:table-cell>
          <table:table-cell table:style-name="Table4.B1" office:value-type="string">
            <text:p text:style-name="P3"><text:span text:style-name="T8">integer, optional (default=10). The number of trees in the forest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criterion</text:span></text:span></text:p>
          </table:table-cell>
          <table:table-cell table:style-name="Table4.B2" office:value-type="string">
            <text:p text:style-name="P3"><text:span text:style-name="T8">string, optional (default=”gini”). The function to measure the quality of a split. Supported criteria are “gini” for the Gini impurity and “entropy” for the information gain. Note: this parameter is tree-specific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max_features</text:span></text:span></text:p>
          </table:table-cell>
          <table:table-cell table:style-name="Table4.B2" office:value-type="string">
            <text:p text:style-name="P2">int, float, string or None, optional (default=”auto”). The number of features to consider when looking for the best split:</text:p>
            <text:list xml:id="list8858528693649266922" text:style-name="L1">
              <text:list-item>
                <text:p text:style-name="P8"><text:span text:style-name="T8">If int, then consider </text:span><text:span text:style-name="Citation"><text:span text:style-name="T8">max_features</text:span></text:span><text:span text:style-name="T8"> features at each split.</text:span></text:p>
              </text:list-item>
              <text:list-item>
                <text:p text:style-name="P9"><text:span text:style-name="T8">If float, then </text:span><text:span text:style-name="Citation"><text:span text:style-name="T8">max_features</text:span></text:span><text:span text:style-name="T8"> is a percentage and</text:span><text:span text:style-name="Citation"><text:span text:style-name="T8">int(max_features * n_features)</text:span></text:span><text:span text:style-name="T8"> features are considered at each split.</text:span></text:p>
              </text:list-item>
              <text:list-item>
                <text:p text:style-name="P9"><text:span text:style-name="T8">If “auto”, then </text:span><text:span text:style-name="Citation"><text:span text:style-name="T8">max_features=sqrt(n_features)</text:span></text:span><text:span text:style-name="T8">.</text:span></text:p>
              </text:list-item>
              <text:list-item>
                <text:p text:style-name="P9"><text:span text:style-name="T8">If “sqrt”, then </text:span><text:span text:style-name="Citation"><text:span text:style-name="T8">max_features=sqrt(n_features)</text:span></text:span><text:span text:style-name="T8">.</text:span></text:p>
              </text:list-item>
              <text:list-item>
                <text:p text:style-name="P9"><text:span text:style-name="T8">If “log2”, then </text:span><text:span text:style-name="Citation"><text:span text:style-name="T8">max_features=log2(n_features)</text:span></text:span><text:span text:style-name="T8">.</text:span></text:p>
              </text:list-item>
              <text:list-item>
                <text:p text:style-name="P9"><text:span text:style-name="T8">If None, then </text:span><text:span text:style-name="Citation"><text:span text:style-name="T8">max_features=n_features</text:span></text:span><text:span text:style-name="T8">.</text:span></text:p>
              </text:list-item>
            </text:list>
            <text:p text:style-name="P7"><text:span text:style-name="T8">Note: the search for a split does not stop until at least one valid partition of the node samples is found, even if it requires to effectively inspect more </text:span><text:soft-page-break/><text:span text:style-name="T8">than </text:span><text:span text:style-name="Teletype"><text:span text:style-name="T6">max_features</text:span></text:span><text:span text:style-name="T8">features. Note: this parameter is tree-specific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max_depth</text:span></text:span></text:p>
          </table:table-cell>
          <table:table-cell table:style-name="Table4.B2" office:value-type="string">
            <text:p text:style-name="P3"><text:span text:style-name="T8">integer or None, optional (default=None). The maximum depth of the tree. If None, then nodes are expanded until all leaves are pure or until all leaves contain less than min_samples_split samples. Ignored if</text:span><text:span text:style-name="Teletype"><text:span text:style-name="T6">max_samples_leaf</text:span></text:span><text:span text:style-name="T8"> is not None. Note: this parameter is tree-specific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min_samples_split</text:span></text:span></text:p>
          </table:table-cell>
          <table:table-cell table:style-name="Table4.B2" office:value-type="string">
            <text:p text:style-name="P3"><text:span text:style-name="T8">integer, optional (default=2). The minimum number of samples required to split an internal node. Note: this parameter is tree-specific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min_samples_leaf</text:span></text:span></text:p>
          </table:table-cell>
          <table:table-cell table:style-name="Table4.B2" office:value-type="string">
            <text:p text:style-name="P3"><text:span text:style-name="T8">integer, optional (default=1). The minimum number of samples in newly created leaves. A split is discarded if after the split, one of the leaves would contain less then </text:span><text:span text:style-name="Teletype"><text:span text:style-name="T6">min_samples_leaf</text:span></text:span><text:span text:style-name="T8">samples. Note: this parameter is tree-specific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max_leaf_nodes</text:span></text:span></text:p>
          </table:table-cell>
          <table:table-cell table:style-name="Table4.B2" office:value-type="string">
            <text:p text:style-name="P3"><text:span text:style-name="T8">int or None, optional (default=None). Grow trees with </text:span><text:span text:style-name="Teletype"><text:span text:style-name="T6">max_leaf_nodes</text:span></text:span><text:span text:style-name="T8"> in best-first fashion. Best nodes are defined as relative reduction in impurity. If None then unlimited number of leaf nodes. If not None then </text:span><text:span text:style-name="Teletype"><text:span text:style-name="T6">max_depth</text:span></text:span><text:span text:style-name="T8"> will be ignored. Note: this parameter is tree-specific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bootstrap</text:span></text:span></text:p>
          </table:table-cell>
          <table:table-cell table:style-name="Table4.B2" office:value-type="string">
            <text:p text:style-name="P3"><text:span text:style-name="T8">boolean, optional (default=True). Whether bootstrap samples are used when building trees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oob_score</text:span></text:span></text:p>
          </table:table-cell>
          <table:table-cell table:style-name="Table4.B2" office:value-type="string">
            <text:p text:style-name="P3"><text:span text:style-name="T8">Bool. Whether to use out-of-bag samples to estimate the generalization error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n_jobs</text:span></text:span></text:p>
          </table:table-cell>
          <table:table-cell table:style-name="Table4.B2" office:value-type="string">
            <text:p text:style-name="P3"><text:span text:style-name="T8">integer, optional (default=1). The number of jobs to run in parallel for both </text:span><text:span text:style-name="Citation"><text:span text:style-name="T8">fit</text:span></text:span><text:span text:style-name="T8"> and</text:span><text:span text:style-name="Citation"><text:span text:style-name="T8">predict</text:span></text:span><text:span text:style-name="T8">. If -1, then the number of jobs is set to the number of cores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random_state</text:span></text:span></text:p>
          </table:table-cell>
          <table:table-cell table:style-name="Table4.B2" office:value-type="string">
            <text:p text:style-name="P3"><text:span text:style-name="T8">int, RandomState instance or None, optional (default=None). If int, random_state is the seed used by the random number generator; If RandomState instance, random_state is the random number generator; If None, the random number generator is the RandomState instance used by </text:span><text:span text:style-name="Citation"><text:span text:style-name="T8">np.random</text:span></text:span><text:span text:style-name="T8">.</text:span></text:p>
          </table:table-cell>
        </table:table-row>
        <table:table-row>
          <table:table-cell table:style-name="Table4.A2" office:value-type="string">
            <text:p text:style-name="P5"><text:span text:style-name="Strong_20_Emphasis"><text:span text:style-name="T7">verbose</text:span></text:span></text:p>
          </table:table-cell>
          <table:table-cell table:style-name="Table4.B2" office:value-type="string">
            <text:p text:style-name="P3"><text:span text:style-name="T8">int, optional (default=0). Controls the verbosity of the tree building process.</text:span></text:p>
          </table:table-cell>
        </table:table-row>
      </table:table>
      <text:p text:style-name="P1"/>
      <text:p text:style-name="P1"><text:span text:style-name="Teletype"><text:span text:style-name="T5">fit</text:span></text:span><text:span text:style-name="T3">(</text:span><text:span text:style-name="Emphasis"><text:span text:style-name="T1">X</text:span></text:span><text:span text:style-name="T2">, </text:span><text:span text:style-name="Emphasis"><text:span text:style-name="T1">y</text:span></text:span><text:span text:style-name="T2">, </text:span><text:span text:style-name="Emphasis"><text:span text:style-name="T1">sample_weight=None</text:span></text:span><text:span text:style-name="T3">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<text:span text:style-name="Strong_20_Emphasis"><text:span text:style-name="T7">X</text:span></text:span></text:p>
          </table:table-cell>
          <table:table-cell table:style-name="Table5.B1" office:value-type="string">
            <text:p text:style-name="P3"><text:span text:style-name="T8">array-like of shape = [n_samples, n_features]. The training input samples.</text:span></text:p>
          </table:table-cell>
        </table:table-row>
        <table:table-row>
          <table:table-cell table:style-name="Table5.A2" office:value-type="string">
            <text:p text:style-name="P5"><text:span text:style-name="Strong_20_Emphasis"><text:span text:style-name="T7">y</text:span></text:span></text:p>
          </table:table-cell>
          <table:table-cell table:style-name="Table5.B2" office:value-type="string">
            <text:p text:style-name="P3"><text:span text:style-name="T8">array-like, shape = [n_samples] or [n_samples, n_outputs]. The target values (class labels in classification, real numbers in regression).</text:span></text:p>
          </table:table-cell>
        </table:table-row>
        <table:table-row>
          <table:table-cell table:style-name="Table5.A2" office:value-type="string">
            <text:p text:style-name="P5"><text:span text:style-name="Strong_20_Emphasis"><text:span text:style-name="T7">sample_weight</text:span></text:span></text:p>
          </table:table-cell>
          <table:table-cell table:style-name="Table5.B2" office:value-type="string">
            <text:p text:style-name="P3"><text:span text:style-name="T8">array-like, shape = [n_samples] or None. Sample weights. If None, then samples are equally weighted. Splits that would create child nodes with net zero or negative weight are ignored while searching for a split in each node. In the case of classification, splits are also ignored if they would result in any single class carrying a negative weight in either child node.</text:span></text:p>
          </table:table-cell>
        </table:table-row>
      </table:table>
      <text:p text:style-name="P1"/>
      <text:p text:style-name="P1"><text:soft-page-break/><text:span text:style-name="Teletype"><text:span text:style-name="T5">predict</text:span></text:span><text:span text:style-name="T3">(</text:span><text:span text:style-name="Emphasis"><text:span text:style-name="T1">X</text:span></text:span><text:span text:style-name="T3">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Strong_20_Emphasis"><text:span text:style-name="T7">X</text:span></text:span></text:p>
          </table:table-cell>
          <table:table-cell table:style-name="Table6.B1" office:value-type="string">
            <text:p text:style-name="P3"><text:span text:style-name="T8">array-like of shape = [n_samples, n_features]. The input samples.</text:span></text:p>
          </table:table-cell>
        </table:table-row>
      </table:table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2:16:06.383417391</meta:creation-date>
    <dc:date>2014-12-02T22:45:50.354271721</dc:date>
    <meta:editing-duration>PT25M31S</meta:editing-duration>
    <meta:editing-cycles>90</meta:editing-cycles>
    <meta:generator>LibreOffice/4.2.7.2$Linux_X86_64 LibreOffice_project/420m0$Build-2</meta:generator>
    <meta:document-statistic meta:table-count="6" meta:image-count="0" meta:object-count="0" meta:page-count="4" meta:paragraph-count="95" meta:word-count="955" meta:character-count="6772" meta:non-whitespace-character-count="5918"/>
  </office:meta>
</office:document-meta>
</file>